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35cm" fo:min-width="22.8cm"/>
    </style:style>
    <style:style style:name="gr2" style:family="graphic" style:parent-style-name="standard">
      <style:graphic-properties draw:fill-color="#fde9a9" draw:textarea-horizontal-align="justify" draw:textarea-vertical-align="middle" draw:auto-grow-height="false" fo:min-height="0.002cm" fo:min-width="0cm"/>
    </style:style>
    <style:style style:name="gr3" style:family="graphic" style:parent-style-name="standard">
      <style:graphic-properties draw:fill-color="#fde9a9" draw:textarea-horizontal-align="justify" draw:textarea-vertical-align="middle" draw:auto-grow-height="false" fo:min-height="3.55cm" fo:min-width="9.203cm"/>
    </style:style>
    <style:style style:name="gr4" style:family="graphic" style:parent-style-name="standard">
      <style:graphic-properties draw:fill-color="#fde9a9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fill-color="#f2cbf8" draw:textarea-horizontal-align="justify" draw:textarea-vertical-align="middle" draw:auto-grow-height="false" fo:min-height="7.55cm" fo:min-width="6.5cm"/>
    </style:style>
    <style:style style:name="gr6" style:family="graphic" style:parent-style-name="standard">
      <style:graphic-properties draw:fill-color="#fde9a9" draw:textarea-horizontal-align="justify" draw:textarea-vertical-align="middle" draw:auto-grow-height="false" fo:min-height="0.15cm" fo:min-width="1.7cm"/>
    </style:style>
    <style:style style:name="P1" style:family="paragraph">
      <style:paragraph-properties fo:text-align="center"/>
    </style:style>
    <style:style style:name="P2" style:family="paragraph">
      <loext:graphic-properties draw:fill-color="#fde9a9"/>
      <style:paragraph-properties fo:text-align="center"/>
    </style:style>
    <style:style style:name="P3" style:family="paragraph">
      <loext:graphic-properties draw:fill-color="#f2cbf8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3.3cm" svg:height="9.6cm" svg:x="1.88cm" svg:y="4.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56cm" svg:height="0.356cm" svg:x="2.168cm" svg:y="5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56cm" svg:height="0.356cm" svg:x="2.168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56cm" svg:height="0.356cm" svg:x="24.52cm" svg:y="1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56cm" svg:height="0.356cm" svg:x="24.52cm" svg:y="5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2" draw:layer="layout" svg:width="9.703cm" svg:height="3.8cm" svg:x="3.438cm" svg:y="6.49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cm" svg:height="0.4cm" svg:x="3.438cm" svg:y="5.4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4cm" svg:height="0.4cm" svg:x="12.684cm" svg:y="5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4cm" svg:height="0.4cm" svg:x="3.438cm" svg:y="10.9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4cm" svg:height="0.4cm" svg:x="12.69cm" svg:y="10.9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3" draw:layer="layout" svg:width="7cm" svg:height="7.8cm" svg:x="17.266cm" svg:y="5.5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cm" svg:height="0.4cm" svg:x="19.932cm" svg:y="12.73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Larsen</meta:initial-creator>
    <meta:creation-date>2018-03-13T18:10:26.824639478</meta:creation-date>
    <dc:date>2018-03-13T19:39:59.303279124</dc:date>
    <dc:creator>Peter Larsen</dc:creator>
    <meta:editing-duration>PT8M51S</meta:editing-duration>
    <meta:editing-cycles>2</meta:editing-cycles>
    <meta:generator>LibreOffice/5.4.5.1$Linux_X86_64 LibreOffice_project/40$Build-1</meta:generator>
    <meta:printed-by>Peter Larsen</meta:printed-by>
    <meta:print-date>2018-03-13T18:25:15.688846449</meta:print-date>
    <meta:document-statistic meta:object-count="13"/>
  </office:meta>
</office:document-meta>
</file>